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351cm" fo:min-width="9.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2.1cm" svg:x="7cm" svg:y="1.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5.2cm" svg:height="2.6cm" svg:x="7.7cm" svg:y="12.1cm">
          <text:p text:style-name="P1">For 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15.4cm" svg:height="2.9cm" svg:x="2.2cm" svg:y="5.1cm">
          <text:p text:style-name="P1">user_number = i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7.6cm" svg:height="2.3cm" svg:x="6.3cm" svg:y="15.9cm">
          <text:p text:style-name="P1">Output</text:p>
          <text:p text:style-name="P1">Mess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2cm" svg:y1="3.9cm" svg:x2="10.2cm" svg:y2="5.2cm">
          <text:p/>
        </draw:line>
        <draw:line draw:style-name="gr2" draw:text-style-name="P1" draw:layer="layout" svg:x1="10.4cm" svg:y1="8cm" svg:x2="10.4cm" svg:y2="9.1cm">
          <text:p/>
        </draw:line>
        <draw:line draw:style-name="gr2" draw:text-style-name="P1" draw:layer="layout" svg:x1="10.2cm" svg:y1="14.5cm" svg:x2="10.1cm" svg:y2="16.1cm">
          <text:p/>
        </draw:line>
        <draw:custom-shape draw:style-name="gr1" draw:text-style-name="P1" draw:layer="layout" svg:width="6cm" svg:height="1.9cm" svg:x="7.1cm" svg:y="19.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13cm" svg:y1="13.3cm" svg:x2="15.8cm" svg:y2="13.3cm">
          <text:p/>
        </draw:line>
        <draw:line draw:style-name="gr3" draw:text-style-name="P1" draw:layer="layout" svg:x1="15.9cm" svg:y1="13.3cm" svg:x2="16.1cm" svg:y2="19cm">
          <text:p/>
        </draw:line>
        <draw:line draw:style-name="gr3" draw:text-style-name="P1" draw:layer="layout" svg:x1="16.1cm" svg:y1="19cm" svg:x2="10.5cm" svg:y2="19cm">
          <text:p/>
        </draw:line>
        <draw:line draw:style-name="gr2" draw:text-style-name="P1" draw:layer="layout" svg:x1="10.4cm" svg:y1="18.2cm" svg:x2="10.4cm" svg:y2="19.9cm">
          <text:p/>
        </draw:line>
        <draw:line draw:style-name="gr3" draw:text-style-name="P1" draw:layer="layout" svg:x1="7.7cm" svg:y1="13.3cm" svg:x2="4.6cm" svg:y2="13.3cm">
          <text:p/>
        </draw:line>
        <draw:line draw:style-name="gr3" draw:text-style-name="P1" draw:layer="layout" svg:x1="4.6cm" svg:y1="13.2cm" svg:x2="4.6cm" svg:y2="16.5cm">
          <text:p/>
        </draw:line>
        <draw:line draw:style-name="gr3" draw:text-style-name="P1" draw:layer="layout" svg:x1="4.6cm" svg:y1="16.5cm" svg:x2="7.5cm" svg:y2="16.5cm">
          <text:p/>
        </draw:line>
        <draw:custom-shape draw:style-name="gr4" draw:text-style-name="P1" draw:layer="layout" svg:width="16.7cm" svg:height="2.6cm" svg:x="1.2cm" svg:y="8.8cm">
          <text:p text:style-name="P1">user_display = i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11:09.670000000</meta:creation-date>
    <dc:date>2014-10-30T23:08:12.142000000</dc:date>
    <meta:editing-duration>PT19M44S</meta:editing-duration>
    <meta:editing-cycles>2</meta:editing-cycles>
    <meta:generator>LibreOffice/4.3.2.2$Windows_x86 LibreOffice_project/edfb5295ba211bd31ad47d0bad0118690f76407d</meta:generator>
    <meta:document-statistic meta:object-count="16"/>
  </office:meta>
</office:document-meta>
</file>